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649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15cm"/>
    </style:style>
    <style:style style:name="co7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ackground-color="#63bbe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248" table:default-cell-style-name="ce1"/>
        <table:table-column table:style-name="co1" table:number-columns-repeated="16127"/>
        <table:table-row table:style-name="ro1" table:number-rows-repeated="3">
          <table:table-cell table:number-columns-repeated="257"/>
        </table:table-row>
        <table:table-row table:style-name="ro2">
          <table:table-cell/>
          <table:table-cell table:style-name="ce2" office:value-type="string" calcext:value-type="string">
            <text:p>operator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line_number</text:p>
          </table:table-cell>
          <table:table-cell table:style-name="ce2" office:value-type="string" calcext:value-type="string">
            <text:p>resource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operator_time</text:p>
          </table:table-cell>
          <table:table-cell table:style-name="ce2" office:value-type="string" calcext:value-type="string">
            <text:p>step_start_time</text:p>
          </table:table-cell>
          <table:table-cell table:style-name="ce2" office:value-type="string" calcext:value-type="string">
            <text:p>step_end_time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Título_ARIS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800" calcext:value-type="float">
            <text:p>18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Descripción_ARIS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2350" calcext:value-type="float">
            <text:p>23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Descripción_ARIST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350" calcext:value-type="float">
            <text:p>2350</text:p>
          </table:table-cell>
          <table:table-cell table:style-name="ce3" office:value-type="float" office:value="2610" calcext:value-type="float">
            <text:p>261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Botón_comenzar_aho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610" calcext:value-type="float">
            <text:p>2610</text:p>
          </table:table-cell>
          <table:table-cell table:style-name="ce3" office:value-type="float" office:value="3560" calcext:value-type="float">
            <text:p>35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Botón_comenzar_ahor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560" calcext:value-type="float">
            <text:p>3560</text:p>
          </table:table-cell>
          <table:table-cell table:style-name="ce3" office:value-type="float" office:value="3880" calcext:value-type="float">
            <text:p>388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wait</text:p>
          </table:table-cell>
          <table:table-cell table:style-name="ce3" office:value-type="string" calcext:value-type="string">
            <text:p>for 1 segundo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880" calcext:value-type="float">
            <text:p>3880</text:p>
          </table:table-cell>
          <table:table-cell table:style-name="ce3" office:value-type="float" office:value="4880" calcext:value-type="float">
            <text:p>488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4880" calcext:value-type="float">
            <text:p>4880</text:p>
          </table:table-cell>
          <table:table-cell table:style-name="ce3" office:value-type="float" office:value="6130" calcext:value-type="float">
            <text:p>613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Botón_iniciar_sesió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6130" calcext:value-type="float">
            <text:p>6130</text:p>
          </table:table-cell>
          <table:table-cell table:style-name="ce3" office:value-type="float" office:value="6680" calcext:value-type="float">
            <text:p>668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Botón_iniciar_sesió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6680" calcext:value-type="float">
            <text:p>6680</text:p>
          </table:table-cell>
          <table:table-cell table:style-name="ce3" office:value-type="float" office:value="7630" calcext:value-type="float">
            <text:p>763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Botón_iniciar_sesió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7630" calcext:value-type="float">
            <text:p>7630</text:p>
          </table:table-cell>
          <table:table-cell table:style-name="ce3" office:value-type="float" office:value="7950" calcext:value-type="float">
            <text:p>79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wait</text:p>
          </table:table-cell>
          <table:table-cell table:style-name="ce3" office:value-type="string" calcext:value-type="string">
            <text:p>for 1 segundo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950" calcext:value-type="float">
            <text:p>7950</text:p>
          </table:table-cell>
          <table:table-cell table:style-name="ce3" office:value-type="float" office:value="8950" calcext:value-type="float">
            <text:p>89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Título_noticias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8950" calcext:value-type="float">
            <text:p>8950</text:p>
          </table:table-cell>
          <table:table-cell table:style-name="ce3" office:value-type="float" office:value="9500" calcext:value-type="float">
            <text:p>95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9500" calcext:value-type="float">
            <text:p>9500</text:p>
          </table:table-cell>
          <table:table-cell table:style-name="ce3" office:value-type="float" office:value="10750" calcext:value-type="float">
            <text:p>107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Descripción_noticia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750" calcext:value-type="float">
            <text:p>10750</text:p>
          </table:table-cell>
          <table:table-cell table:style-name="ce3" office:value-type="float" office:value="11300" calcext:value-type="float">
            <text:p>113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Descripción_noticia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1300" calcext:value-type="float">
            <text:p>11300</text:p>
          </table:table-cell>
          <table:table-cell table:style-name="ce3" office:value-type="float" office:value="11850" calcext:value-type="float">
            <text:p>118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Botón_coaches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1850" calcext:value-type="float">
            <text:p>11850</text:p>
          </table:table-cell>
          <table:table-cell table:style-name="ce3" office:value-type="float" office:value="12400" calcext:value-type="float">
            <text:p>124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Botón_coache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2400" calcext:value-type="float">
            <text:p>12400</text:p>
          </table:table-cell>
          <table:table-cell table:style-name="ce3" office:value-type="float" office:value="13350" calcext:value-type="float">
            <text:p>133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Botón_coache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3350" calcext:value-type="float">
            <text:p>13350</text:p>
          </table:table-cell>
          <table:table-cell table:style-name="ce3" office:value-type="float" office:value="13670" calcext:value-type="float">
            <text:p>136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wait</text:p>
          </table:table-cell>
          <table:table-cell table:style-name="ce3" office:value-type="string" calcext:value-type="string">
            <text:p>for 1 segundo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3670" calcext:value-type="float">
            <text:p>13670</text:p>
          </table:table-cell>
          <table:table-cell table:style-name="ce3" office:value-type="float" office:value="14670" calcext:value-type="float">
            <text:p>146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Buscador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4670" calcext:value-type="float">
            <text:p>14670</text:p>
          </table:table-cell>
          <table:table-cell table:style-name="ce3" office:value-type="float" office:value="15220" calcext:value-type="float">
            <text:p>152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5220" calcext:value-type="float">
            <text:p>15220</text:p>
          </table:table-cell>
          <table:table-cell table:style-name="ce3" office:value-type="float" office:value="16470" calcext:value-type="float">
            <text:p>164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Título_filtros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470" calcext:value-type="float">
            <text:p>16470</text:p>
          </table:table-cell>
          <table:table-cell table:style-name="ce3" office:value-type="float" office:value="17020" calcext:value-type="float">
            <text:p>170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Título_área_especialización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7020" calcext:value-type="float">
            <text:p>17020</text:p>
          </table:table-cell>
          <table:table-cell table:style-name="ce3" office:value-type="float" office:value="17570" calcext:value-type="float">
            <text:p>175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Checkbox_softwar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7570" calcext:value-type="float">
            <text:p>17570</text:p>
          </table:table-cell>
          <table:table-cell table:style-name="ce3" office:value-type="float" office:value="18120" calcext:value-type="float">
            <text:p>181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Checkbox_softwar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8120" calcext:value-type="float">
            <text:p>18120</text:p>
          </table:table-cell>
          <table:table-cell table:style-name="ce3" office:value-type="float" office:value="19070" calcext:value-type="float">
            <text:p>190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Checkbox_software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9070" calcext:value-type="float">
            <text:p>19070</text:p>
          </table:table-cell>
          <table:table-cell table:style-name="ce3" office:value-type="float" office:value="19390" calcext:value-type="float">
            <text:p>1939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Fecha_disponibilidad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9390" calcext:value-type="float">
            <text:p>19390</text:p>
          </table:table-cell>
          <table:table-cell table:style-name="ce3" office:value-type="float" office:value="19940" calcext:value-type="float">
            <text:p>199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9940" calcext:value-type="float">
            <text:p>19940</text:p>
          </table:table-cell>
          <table:table-cell table:style-name="ce3" office:value-type="float" office:value="21190" calcext:value-type="float">
            <text:p>2119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Fecha_disponibilidad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1190" calcext:value-type="float">
            <text:p>21190</text:p>
          </table:table-cell>
          <table:table-cell table:style-name="ce3" office:value-type="float" office:value="22140" calcext:value-type="float">
            <text:p>221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Fecha_disponibilidad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2140" calcext:value-type="float">
            <text:p>22140</text:p>
          </table:table-cell>
          <table:table-cell table:style-name="ce3" office:value-type="float" office:value="22460" calcext:value-type="float">
            <text:p>224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wait</text:p>
          </table:table-cell>
          <table:table-cell table:style-name="ce3" office:value-type="string" calcext:value-type="string">
            <text:p>for 1 segundo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2460" calcext:value-type="float">
            <text:p>22460</text:p>
          </table:table-cell>
          <table:table-cell table:style-name="ce3" office:value-type="float" office:value="23460" calcext:value-type="float">
            <text:p>234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Mes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3460" calcext:value-type="float">
            <text:p>23460</text:p>
          </table:table-cell>
          <table:table-cell table:style-name="ce3" office:value-type="float" office:value="24010" calcext:value-type="float">
            <text:p>2401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Mes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4010" calcext:value-type="float">
            <text:p>24010</text:p>
          </table:table-cell>
          <table:table-cell table:style-name="ce3" office:value-type="float" office:value="24960" calcext:value-type="float">
            <text:p>249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Mes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4960" calcext:value-type="float">
            <text:p>24960</text:p>
          </table:table-cell>
          <table:table-cell table:style-name="ce3" office:value-type="float" office:value="25280" calcext:value-type="float">
            <text:p>2528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Mes_abril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5280" calcext:value-type="float">
            <text:p>25280</text:p>
          </table:table-cell>
          <table:table-cell table:style-name="ce3" office:value-type="float" office:value="25830" calcext:value-type="float">
            <text:p>2583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Mes_abril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5830" calcext:value-type="float">
            <text:p>25830</text:p>
          </table:table-cell>
          <table:table-cell table:style-name="ce3" office:value-type="float" office:value="26780" calcext:value-type="float">
            <text:p>2678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Mes_abril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6780" calcext:value-type="float">
            <text:p>26780</text:p>
          </table:table-cell>
          <table:table-cell table:style-name="ce3" office:value-type="float" office:value="27100" calcext:value-type="float">
            <text:p>271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Año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7100" calcext:value-type="float">
            <text:p>27100</text:p>
          </table:table-cell>
          <table:table-cell table:style-name="ce3" office:value-type="float" office:value="27650" calcext:value-type="float">
            <text:p>276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Año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7650" calcext:value-type="float">
            <text:p>27650</text:p>
          </table:table-cell>
          <table:table-cell table:style-name="ce3" office:value-type="float" office:value="28600" calcext:value-type="float">
            <text:p>286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Año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8600" calcext:value-type="float">
            <text:p>28600</text:p>
          </table:table-cell>
          <table:table-cell table:style-name="ce3" office:value-type="float" office:value="28920" calcext:value-type="float">
            <text:p>289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Año_202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8920" calcext:value-type="float">
            <text:p>28920</text:p>
          </table:table-cell>
          <table:table-cell table:style-name="ce3" office:value-type="float" office:value="29470" calcext:value-type="float">
            <text:p>294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Año_202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9470" calcext:value-type="float">
            <text:p>29470</text:p>
          </table:table-cell>
          <table:table-cell table:style-name="ce3" office:value-type="float" office:value="30420" calcext:value-type="float">
            <text:p>304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Año_20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420" calcext:value-type="float">
            <text:p>30420</text:p>
          </table:table-cell>
          <table:table-cell table:style-name="ce3" office:value-type="float" office:value="30740" calcext:value-type="float">
            <text:p>307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Día_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0740" calcext:value-type="float">
            <text:p>30740</text:p>
          </table:table-cell>
          <table:table-cell table:style-name="ce3" office:value-type="float" office:value="31290" calcext:value-type="float">
            <text:p>3129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Día_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1290" calcext:value-type="float">
            <text:p>31290</text:p>
          </table:table-cell>
          <table:table-cell table:style-name="ce3" office:value-type="float" office:value="32240" calcext:value-type="float">
            <text:p>322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Día_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2240" calcext:value-type="float">
            <text:p>32240</text:p>
          </table:table-cell>
          <table:table-cell table:style-name="ce3" office:value-type="float" office:value="32560" calcext:value-type="float">
            <text:p>325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Horario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2560" calcext:value-type="float">
            <text:p>32560</text:p>
          </table:table-cell>
          <table:table-cell table:style-name="ce3" office:value-type="float" office:value="33110" calcext:value-type="float">
            <text:p>3311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Horari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3110" calcext:value-type="float">
            <text:p>33110</text:p>
          </table:table-cell>
          <table:table-cell table:style-name="ce3" office:value-type="float" office:value="34060" calcext:value-type="float">
            <text:p>340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Horario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4060" calcext:value-type="float">
            <text:p>34060</text:p>
          </table:table-cell>
          <table:table-cell table:style-name="ce3" office:value-type="float" office:value="34380" calcext:value-type="float">
            <text:p>3438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Horario_11_4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4380" calcext:value-type="float">
            <text:p>34380</text:p>
          </table:table-cell>
          <table:table-cell table:style-name="ce3" office:value-type="float" office:value="34930" calcext:value-type="float">
            <text:p>3493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Horario_11_4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4930" calcext:value-type="float">
            <text:p>34930</text:p>
          </table:table-cell>
          <table:table-cell table:style-name="ce3" office:value-type="float" office:value="35880" calcext:value-type="float">
            <text:p>3588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Horario_11_4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5880" calcext:value-type="float">
            <text:p>35880</text:p>
          </table:table-cell>
          <table:table-cell table:style-name="ce3" office:value-type="float" office:value="36200" calcext:value-type="float">
            <text:p>362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36200" calcext:value-type="float">
            <text:p>36200</text:p>
          </table:table-cell>
          <table:table-cell table:style-name="ce3" office:value-type="float" office:value="37450" calcext:value-type="float">
            <text:p>374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Botón_Aceptar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7450" calcext:value-type="float">
            <text:p>37450</text:p>
          </table:table-cell>
          <table:table-cell table:style-name="ce3" office:value-type="float" office:value="38000" calcext:value-type="float">
            <text:p>380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Botón_Aceptar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8000" calcext:value-type="float">
            <text:p>38000</text:p>
          </table:table-cell>
          <table:table-cell table:style-name="ce3" office:value-type="float" office:value="38950" calcext:value-type="float">
            <text:p>389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Botón_Aceptar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8950" calcext:value-type="float">
            <text:p>38950</text:p>
          </table:table-cell>
          <table:table-cell table:style-name="ce3" office:value-type="float" office:value="39270" calcext:value-type="float">
            <text:p>392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39270" calcext:value-type="float">
            <text:p>39270</text:p>
          </table:table-cell>
          <table:table-cell table:style-name="ce3" office:value-type="float" office:value="40520" calcext:value-type="float">
            <text:p>405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Botón_Ver_Perfil_Pablo_Baeza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0520" calcext:value-type="float">
            <text:p>40520</text:p>
          </table:table-cell>
          <table:table-cell table:style-name="ce3" office:value-type="float" office:value="41070" calcext:value-type="float">
            <text:p>410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Botón_Ver_Perfil_Pablo_Baeza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1070" calcext:value-type="float">
            <text:p>41070</text:p>
          </table:table-cell>
          <table:table-cell table:style-name="ce3" office:value-type="float" office:value="42020" calcext:value-type="float">
            <text:p>420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Botón_Ver_Perfil_Pablo_Baeza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2020" calcext:value-type="float">
            <text:p>42020</text:p>
          </table:table-cell>
          <table:table-cell table:style-name="ce3" office:value-type="float" office:value="42340" calcext:value-type="float">
            <text:p>423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42340" calcext:value-type="float">
            <text:p>42340</text:p>
          </table:table-cell>
          <table:table-cell table:style-name="ce3" office:value-type="float" office:value="43590" calcext:value-type="float">
            <text:p>4359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Botón_ver_reuniones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3590" calcext:value-type="float">
            <text:p>43590</text:p>
          </table:table-cell>
          <table:table-cell table:style-name="ce3" office:value-type="float" office:value="44140" calcext:value-type="float">
            <text:p>441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Botón_ver_reuniones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4140" calcext:value-type="float">
            <text:p>44140</text:p>
          </table:table-cell>
          <table:table-cell table:style-name="ce3" office:value-type="float" office:value="45090" calcext:value-type="float">
            <text:p>4509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Botón_ver_reuniones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5090" calcext:value-type="float">
            <text:p>45090</text:p>
          </table:table-cell>
          <table:table-cell table:style-name="ce3" office:value-type="float" office:value="45410" calcext:value-type="float">
            <text:p>4541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Fecha_reunión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5410" calcext:value-type="float">
            <text:p>45410</text:p>
          </table:table-cell>
          <table:table-cell table:style-name="ce3" office:value-type="float" office:value="45960" calcext:value-type="float">
            <text:p>459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45960" calcext:value-type="float">
            <text:p>45960</text:p>
          </table:table-cell>
          <table:table-cell table:style-name="ce3" office:value-type="float" office:value="47210" calcext:value-type="float">
            <text:p>4721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Horario_reunión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7210" calcext:value-type="float">
            <text:p>47210</text:p>
          </table:table-cell>
          <table:table-cell table:style-name="ce3" office:value-type="float" office:value="47760" calcext:value-type="float">
            <text:p>477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Botón_postularme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7760" calcext:value-type="float">
            <text:p>47760</text:p>
          </table:table-cell>
          <table:table-cell table:style-name="ce3" office:value-type="float" office:value="48710" calcext:value-type="float">
            <text:p>4871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Botón_postularme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8710" calcext:value-type="float">
            <text:p>48710</text:p>
          </table:table-cell>
          <table:table-cell table:style-name="ce3" office:value-type="float" office:value="49030" calcext:value-type="float">
            <text:p>4903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Tipo_reunión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9030" calcext:value-type="float">
            <text:p>49030</text:p>
          </table:table-cell>
          <table:table-cell table:style-name="ce3" office:value-type="float" office:value="49580" calcext:value-type="float">
            <text:p>4958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49580" calcext:value-type="float">
            <text:p>49580</text:p>
          </table:table-cell>
          <table:table-cell table:style-name="ce3" office:value-type="float" office:value="50830" calcext:value-type="float">
            <text:p>5083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Tipo_reunión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50830" calcext:value-type="float">
            <text:p>50830</text:p>
          </table:table-cell>
          <table:table-cell table:style-name="ce3" office:value-type="float" office:value="51780" calcext:value-type="float">
            <text:p>5178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Tipo_reunión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1780" calcext:value-type="float">
            <text:p>51780</text:p>
          </table:table-cell>
          <table:table-cell table:style-name="ce3" office:value-type="float" office:value="52100" calcext:value-type="float">
            <text:p>521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Entrevista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2100" calcext:value-type="float">
            <text:p>52100</text:p>
          </table:table-cell>
          <table:table-cell table:style-name="ce3" office:value-type="float" office:value="54100" calcext:value-type="float">
            <text:p>541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Motivo_reunión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4100" calcext:value-type="float">
            <text:p>54100</text:p>
          </table:table-cell>
          <table:table-cell table:style-name="ce3" office:value-type="float" office:value="54650" calcext:value-type="float">
            <text:p>546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54650" calcext:value-type="float">
            <text:p>54650</text:p>
          </table:table-cell>
          <table:table-cell table:style-name="ce3" office:value-type="float" office:value="55900" calcext:value-type="float">
            <text:p>5590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Motivo_reunión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55900" calcext:value-type="float">
            <text:p>55900</text:p>
          </table:table-cell>
          <table:table-cell table:style-name="ce3" office:value-type="float" office:value="56850" calcext:value-type="float">
            <text:p>5685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Motivo_reunión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6850" calcext:value-type="float">
            <text:p>56850</text:p>
          </table:table-cell>
          <table:table-cell table:style-name="ce3" office:value-type="float" office:value="57170" calcext:value-type="float">
            <text:p>571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Simulación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7170" calcext:value-type="float">
            <text:p>57170</text:p>
          </table:table-cell>
          <table:table-cell table:style-name="ce3" office:value-type="float" office:value="59170" calcext:value-type="float">
            <text:p>591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Comentarios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9170" calcext:value-type="float">
            <text:p>59170</text:p>
          </table:table-cell>
          <table:table-cell table:style-name="ce3" office:value-type="float" office:value="59720" calcext:value-type="float">
            <text:p>597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for 1,2 segundos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cognitiv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59720" calcext:value-type="float">
            <text:p>59720</text:p>
          </table:table-cell>
          <table:table-cell table:style-name="ce3" office:value-type="float" office:value="60970" calcext:value-type="float">
            <text:p>609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Comentarios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60970" calcext:value-type="float">
            <text:p>60970</text:p>
          </table:table-cell>
          <table:table-cell table:style-name="ce3" office:value-type="float" office:value="61920" calcext:value-type="float">
            <text:p>619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Comentarios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1920" calcext:value-type="float">
            <text:p>61920</text:p>
          </table:table-cell>
          <table:table-cell table:style-name="ce3" office:value-type="float" office:value="62240" calcext:value-type="float">
            <text:p>622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Me gustaria una simulacion para una entrevista tecnica como Programadora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20000" calcext:value-type="float">
            <text:p>20000</text:p>
          </table:table-cell>
          <table:table-cell table:style-name="ce3" office:value-type="float" office:value="62240" calcext:value-type="float">
            <text:p>62240</text:p>
          </table:table-cell>
          <table:table-cell table:style-name="ce3" office:value-type="float" office:value="82240" calcext:value-type="float">
            <text:p>822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Botón_aceptar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82240" calcext:value-type="float">
            <text:p>82240</text:p>
          </table:table-cell>
          <table:table-cell table:style-name="ce3" office:value-type="float" office:value="82790" calcext:value-type="float">
            <text:p>8279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Botón_aceptar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82790" calcext:value-type="float">
            <text:p>82790</text:p>
          </table:table-cell>
          <table:table-cell table:style-name="ce3" office:value-type="float" office:value="83740" calcext:value-type="float">
            <text:p>837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Botón_aceptar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3740" calcext:value-type="float">
            <text:p>83740</text:p>
          </table:table-cell>
          <table:table-cell table:style-name="ce3" office:value-type="float" office:value="84060" calcext:value-type="float">
            <text:p>840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wait</text:p>
          </table:table-cell>
          <table:table-cell table:style-name="ce3" office:value-type="string" calcext:value-type="string">
            <text:p>for 1 segundo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84060" calcext:value-type="float">
            <text:p>84060</text:p>
          </table:table-cell>
          <table:table-cell table:style-name="ce3" office:value-type="float" office:value="85060" calcext:value-type="float">
            <text:p>850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Mesaje_registro_exitoso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5060" calcext:value-type="float">
            <text:p>85060</text:p>
          </table:table-cell>
          <table:table-cell table:style-name="ce3" office:value-type="float" office:value="85320" calcext:value-type="float">
            <text:p>853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Botón_aceptar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85320" calcext:value-type="float">
            <text:p>85320</text:p>
          </table:table-cell>
          <table:table-cell table:style-name="ce3" office:value-type="float" office:value="85870" calcext:value-type="float">
            <text:p>8587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Botón_aceptar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85870" calcext:value-type="float">
            <text:p>85870</text:p>
          </table:table-cell>
          <table:table-cell table:style-name="ce3" office:value-type="float" office:value="86820" calcext:value-type="float">
            <text:p>8682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Botón_aceptar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6820" calcext:value-type="float">
            <text:p>86820</text:p>
          </table:table-cell>
          <table:table-cell table:style-name="ce3" office:value-type="float" office:value="87140" calcext:value-type="float">
            <text:p>871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Reunión_solicitada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87140" calcext:value-type="float">
            <text:p>87140</text:p>
          </table:table-cell>
          <table:table-cell table:style-name="ce3" office:value-type="float" office:value="87690" calcext:value-type="float">
            <text:p>8769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at Botón_notificaciones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87690" calcext:value-type="float">
            <text:p>87690</text:p>
          </table:table-cell>
          <table:table-cell table:style-name="ce3" office:value-type="float" office:value="88240" calcext:value-type="float">
            <text:p>8824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to Botón_notificaciones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88240" calcext:value-type="float">
            <text:p>88240</text:p>
          </table:table-cell>
          <table:table-cell table:style-name="ce3" office:value-type="float" office:value="89190" calcext:value-type="float">
            <text:p>8919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click</text:p>
          </table:table-cell>
          <table:table-cell table:style-name="ce3" office:value-type="string" calcext:value-type="string">
            <text:p>Botón_notificaciones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hands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9190" calcext:value-type="float">
            <text:p>89190</text:p>
          </table:table-cell>
          <table:table-cell table:style-name="ce3" office:value-type="float" office:value="89510" calcext:value-type="float">
            <text:p>8951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Notificación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89510" calcext:value-type="float">
            <text:p>89510</text:p>
          </table:table-cell>
          <table:table-cell table:style-name="ce3" office:value-type="float" office:value="90060" calcext:value-type="float">
            <text:p>90060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Notificación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see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0060" calcext:value-type="float">
            <text:p>90060</text:p>
          </table:table-cell>
          <table:table-cell table:style-name="ce3" office:value-type="float" office:value="90320" calcext:value-type="float">
            <text:p>90320</text:p>
          </table:table-cell>
          <table:table-cell table:number-columns-repeated="248"/>
        </table:table-row>
        <table:table-row table:style-name="ro1" table:number-rows-repeated="104847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19:28:24.009000000</meta:creation-date>
    <dc:date>2025-05-02T19:31:44.361000000</dc:date>
    <meta:editing-cycles>1</meta:editing-cycles>
    <meta:editing-duration>PT3M21S</meta:editing-duration>
    <meta:document-statistic meta:table-count="1" meta:cell-count="800" meta:object-count="0"/>
    <meta:generator>LibreOffice/24.8.5.2$Windows_X86_64 LibreOffice_project/fddf2685c70b461e7832239a0162a77216259f22</meta:generator>
  </office:meta>
</office:document-meta>
</file>